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76f14" officeooo:paragraph-rsid="00176f14"/>
    </style:style>
    <style:style style:name="P2" style:family="paragraph" style:parent-style-name="Text_20_body">
      <style:text-properties officeooo:rsid="00176f14" officeooo:paragraph-rsid="001fd1bc"/>
    </style:style>
    <style:style style:name="P3" style:family="paragraph" style:parent-style-name="Text_20_body">
      <style:text-properties officeooo:rsid="001b0f4f" officeooo:paragraph-rsid="001d0981"/>
    </style:style>
    <style:style style:name="P4" style:family="paragraph" style:parent-style-name="Text_20_body">
      <style:text-properties officeooo:rsid="001d0981" officeooo:paragraph-rsid="001d0981"/>
    </style:style>
    <style:style style:name="P5" style:family="paragraph" style:parent-style-name="Text_20_body">
      <style:text-properties officeooo:rsid="001fd1bc" officeooo:paragraph-rsid="001fd1bc"/>
    </style:style>
    <style:style style:name="P6" style:family="paragraph" style:parent-style-name="Text_20_body">
      <style:text-properties officeooo:rsid="001fd1bc" officeooo:paragraph-rsid="002cae0b"/>
    </style:style>
    <style:style style:name="P7" style:family="paragraph" style:parent-style-name="Text_20_body">
      <style:text-properties officeooo:rsid="00240c69" officeooo:paragraph-rsid="00240c69"/>
    </style:style>
    <style:style style:name="P8" style:family="paragraph" style:parent-style-name="Text_20_body">
      <style:text-properties officeooo:rsid="0025d5f6" officeooo:paragraph-rsid="0025d5f6"/>
    </style:style>
    <style:style style:name="P9" style:family="paragraph" style:parent-style-name="Text_20_body">
      <style:text-properties officeooo:rsid="002a1847" officeooo:paragraph-rsid="002a1847"/>
    </style:style>
    <style:style style:name="P10" style:family="paragraph" style:parent-style-name="Text_20_body">
      <style:text-properties officeooo:rsid="002a1847" officeooo:paragraph-rsid="002cae0b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officeooo:rsid="002a1847" officeooo:paragraph-rsid="002cae0b" style:font-size-asian="12pt" style:font-size-complex="12pt"/>
    </style:style>
    <style:style style:name="P13" style:family="paragraph" style:parent-style-name="Text_20_body">
      <style:text-properties officeooo:rsid="002cae0b" officeooo:paragraph-rsid="002cae0b"/>
    </style:style>
    <style:style style:name="P14" style:family="paragraph" style:parent-style-name="Heading_20_1">
      <style:text-properties officeooo:paragraph-rsid="00176f14"/>
    </style:style>
    <style:style style:name="P15" style:family="paragraph" style:parent-style-name="Heading_20_1">
      <style:text-properties officeooo:rsid="001e349b" officeooo:paragraph-rsid="001e349b"/>
    </style:style>
    <style:style style:name="P16" style:family="paragraph" style:parent-style-name="Heading_20_1">
      <style:text-properties officeooo:rsid="002cae0b" officeooo:paragraph-rsid="002cae0b"/>
    </style:style>
    <style:style style:name="P17" style:family="paragraph" style:parent-style-name="Heading_20_2">
      <style:text-properties officeooo:rsid="001e349b" officeooo:paragraph-rsid="001e349b"/>
    </style:style>
    <style:style style:name="P18" style:family="paragraph" style:parent-style-name="Heading_20_2">
      <style:text-properties officeooo:rsid="002a1847" officeooo:paragraph-rsid="002a1847"/>
    </style:style>
    <style:style style:name="P19" style:family="paragraph" style:parent-style-name="Heading_20_2">
      <style:text-properties officeooo:rsid="002bd785" officeooo:paragraph-rsid="002bd785"/>
    </style:style>
    <style:style style:name="P20" style:family="paragraph" style:parent-style-name="Title">
      <style:text-properties officeooo:rsid="001de551" officeooo:paragraph-rsid="001de551"/>
    </style:style>
    <style:style style:name="T1" style:family="text">
      <style:text-properties officeooo:rsid="00176f14"/>
    </style:style>
    <style:style style:name="T2" style:family="text">
      <style:text-properties officeooo:rsid="0018c55d"/>
    </style:style>
    <style:style style:name="T3" style:family="text">
      <style:text-properties officeooo:rsid="001c6256"/>
    </style:style>
    <style:style style:name="T4" style:family="text">
      <style:text-properties officeooo:rsid="001d0981"/>
    </style:style>
    <style:style style:name="T5" style:family="text">
      <style:text-properties officeooo:rsid="001d3c96"/>
    </style:style>
    <style:style style:name="T6" style:family="text">
      <style:text-properties officeooo:rsid="001fd1bc"/>
    </style:style>
    <style:style style:name="T7" style:family="text">
      <style:text-properties officeooo:rsid="0023449d"/>
    </style:style>
    <style:style style:name="T8" style:family="text">
      <style:text-properties officeooo:rsid="0025d5f6"/>
    </style:style>
    <style:style style:name="T9" style:family="text">
      <style:text-properties officeooo:rsid="00279b3b"/>
    </style:style>
    <style:style style:name="T10" style:family="text">
      <style:text-properties officeooo:rsid="002a1847"/>
    </style:style>
    <style:style style:name="T11" style:family="text">
      <style:text-properties fo:color="#000000"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utomatic register annotation? </text:p>
      <text:h text:style-name="P14" text:outline-level="1"><text:span text:style-name="T1">1 Intro</text:span></text:h>
      <text:p text:style-name="P1">Motivation: Variation, Biber, Bigbert &amp; automatic register classification based on docuement-level counts of linguistic features; <text:span text:style-name="T2">efforts to automatically generate document-level genre/register meta data based on such data.</text:span></text:p>
      <text:p text:style-name="P1">Aim: demonstrate more appropriate use of linguistic features in variational linguistic research;</text:p>
      <text:p text:style-name="P2">Outline: Present Biber-like feature extraction software for German; extract document-level features from corpora of newspaper and web texts; <text:span text:style-name="T2">aggregate features via factor analysis; </text:span></text:p>
      <text:p text:style-name="P2"><text:span text:style-name="T6">In 3 short case studies of (possibly register sensitive) morpho-syntactic variation phenomena, compare the „explanatory“ power of the resulting factors to that of (selected) raw features, i.e., not using aggregation. </text:span></text:p>
      <text:p text:style-name="P7">Clarification #1: we do not advocate „fishing“, „snooping“, „hunting“: in practice, <text:span text:style-name="T8">if the <text:s/>study is not explicitly declared, explorative</text:span> researchers should approach a given phenomenon with <text:span text:style-name="T8">clear idea of which variables are relevant, based on „substantive theory“.</text:span></text:p>
      <text:p text:style-name="P8">Clarification #2: <text:span text:style-name="T9">The case studies presented here are merely intended to highlight the differences between models using aggregated data and models using non-aggregated data. So we focus on the automatically extracted linguistic features, deliberately neglecting other factors that can be expected to play a role in modeling a given phenomeneon.</text:span></text:p>
      <text:h text:style-name="Heading_20_1" text:outline-level="1"><text:span text:style-name="T1">2 The COReX feature extractor</text:span></text:h>
      <text:p text:style-name="P3">Description, <text:span text:style-name="T3">pre-processing required</text:span>, features;</text:p>
      <text:p text:style-name="P3"><text:span text:style-name="T4">D</text:span>istribution of features in COW data; <text:span text:style-name="T4">clustering</text:span></text:p>
      <text:h text:style-name="Heading_20_1" text:outline-level="1"><text:span text:style-name="T4">3 Aggregation: factor analysis</text:span></text:h>
      <text:p text:style-name="P4">Brief summary, <text:span text:style-name="T5">this is meant to be illustrative for a number approaches to aggregation; choosen because it has played a prominent role in (one strand of) variation / register research</text:span></text:p>
      <text:h text:style-name="P15" text:outline-level="1">4 Case Studies</text:h>
      <text:p text:style-name="P5">Model <text:span text:style-name="T7">variation phenomena with g</text:span>eneralized linear models; <text:span text:style-name="T7">compare models using the </text:span><text:soft-page-break/><text:span text:style-name="T7">factor loadings as predictors, witj models using selected raw features as predictors.</text:span> </text:p>
      <text:h text:style-name="P17" text:outline-level="2">4.1 Dative vs genitive case governed by prepositions</text:h>
      <text:p text:style-name="P5">Description</text:p>
      <text:p text:style-name="P6">Distribution <text:span text:style-name="T10">across news and web corpora</text:span></text:p>
      <text:p text:style-name="P6"><text:span text:style-name="T10">Modelling with Biber-like dimensions</text:span></text:p>
      <text:p text:style-name="P9">Modelling with raw features</text:p>
      <text:h text:style-name="P18" text:outline-level="2">4.2 Univerbation</text:h>
      <text:p text:style-name="P11">Adjective + verb: <text:span text:style-name="T11">kaputt machen / kaputtmachen</text:span></text:p>
      <text:p text:style-name="P11">Preposition + noun: mithilfe vs. mit Hilfe</text:p>
      <text:p text:style-name="P11">Preposition + adjective: <text:span text:style-name="T11">obenerwähnt vs. oben erwähnt</text:span></text:p>
      <text:p text:style-name="P6">Description</text:p>
      <text:p text:style-name="P6">Distribution <text:span text:style-name="T10">across news and web corpora</text:span></text:p>
      <text:p text:style-name="P6"><text:span text:style-name="T10">Modelling with Biber-like dimensions</text:span></text:p>
      <text:p text:style-name="P12"><text:span text:style-name="T11">Modelling with raw features</text:span></text:p>
      <text:h text:style-name="P19" text:outline-level="2">4.3 Was-wollten-wir-da-noch-mal-machen?</text:h>
      <text:p text:style-name="P6">Description</text:p>
      <text:p text:style-name="P6">Distribution <text:span text:style-name="T10">across news and web corpora</text:span></text:p>
      <text:p text:style-name="P6"><text:span text:style-name="T10">Modelling with Biber-like dimensions</text:span></text:p>
      <text:p text:style-name="P10">Modelling with raw features</text:p>
      <text:h text:style-name="P16" text:outline-level="1">6. Discussion / Conclusion</text:h>
      <text:p text:style-name="P13">Models using aggretated data perform worse: expected because information is lost in the process; using raw data is more efficient / yields better models; </text:p>
      <text:p text:style-name="P13">Using register meta data is not bad in general; ok when it assigned „extrinsically“ largely independently of linguistic feature counts, by humans considering (for instance) communicative function directly; </text:p>
      <text:p text:style-name="P13"/>
      <text:p text:style-name="P13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0:38:04.946292000</meta:creation-date>
    <meta:generator>LibreOffice/5.0.6.3$MacOSX_X86_64 LibreOffice_project/490fc03b25318460cfc54456516ea2519c11d1aa</meta:generator>
    <dc:date>2017-12-06T22:03:50.731131000</dc:date>
    <meta:editing-duration>PT1H10M24S</meta:editing-duration>
    <meta:editing-cycles>20</meta:editing-cycles>
    <meta:document-statistic meta:table-count="0" meta:image-count="0" meta:object-count="0" meta:page-count="3" meta:paragraph-count="36" meta:word-count="394" meta:character-count="2859" meta:non-whitespace-character-count="2494"/>
  </office:meta>
</office:document-meta>
</file>